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34cm" fo:margin-top="0.101cm" fo:margin-bottom="0.101cm" style:contextual-spacing="false" fo:line-height="100%" fo:text-align="center" style:justify-single-word="false" fo:text-indent="0cm" style:auto-text-indent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16pt" style:text-underline-style="solid" style:text-underline-width="auto" style:text-underline-color="font-color" fo:font-weight="bold" style:font-size-asian="16pt" style:font-weight-asian="bold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4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Times new roman" fo:font-size="12pt" officeooo:paragraph-rsid="001500d0" style:font-name-asian="Arial" style:font-size-asian="12pt" style:font-name-complex="Arial" style:font-size-complex="12pt"/>
    </style:style>
    <style:style style:name="P7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14pt" fo:font-weight="bold" style:font-size-asian="14pt" style:font-weight-asian="bold"/>
    </style:style>
    <style:style style:name="P8" style:family="paragraph" style:parent-style-name="Standard">
      <style:paragraph-properties fo:margin-top="0.101cm" fo:margin-bottom="0.101cm" style:contextual-spacing="false" fo:line-height="100%">
        <style:tab-stops>
          <style:tab-stop style:position="12.735cm"/>
        </style:tab-stops>
      </style:paragraph-properties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.101cm" fo:margin-bottom="0.101cm" style:contextual-spacing="false" fo:line-height="100%">
        <style:tab-stops>
          <style:tab-stop style:position="13.088cm"/>
        </style:tab-stops>
      </style:paragraph-properties>
      <style:text-properties style:font-name="Times new roman" officeooo:paragraph-rsid="00156b75"/>
    </style:style>
    <style:style style:name="P10" style:family="paragraph" style:parent-style-name="Standard">
      <style:paragraph-properties fo:margin-top="0.101cm" fo:margin-bottom="0.101cm" style:contextual-spacing="false" fo:line-height="100%">
        <style:tab-stops>
          <style:tab-stop style:position="13.088cm"/>
        </style:tab-stops>
      </style:paragraph-properties>
      <style:text-properties style:font-name="Times new roman" officeooo:paragraph-rsid="00156b75" style:font-name-asian="Times New Roman" style:font-name-complex="Times New Roman"/>
    </style:style>
    <style:style style:name="P11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11pt" officeooo:rsid="00156b75" style:font-size-asian="11pt"/>
    </style:style>
    <style:style style:name="P12" style:family="paragraph" style:parent-style-name="Standard">
      <style:paragraph-properties fo:margin-top="0.101cm" fo:margin-bottom="0.101cm" style:contextual-spacing="false" fo:line-height="100%"/>
      <style:text-properties fo:color="#666666" loext:opacity="100%" style:font-name="Times new roman"/>
    </style:style>
    <style:style style:name="P13" style:family="paragraph" style:parent-style-name="Standard" style:list-style-name="WW8Num1">
      <style:paragraph-properties fo:margin-left="1.27cm" fo:margin-right="0cm" fo:margin-top="0.101cm" fo:margin-bottom="0.101cm" style:contextual-spacing="false" fo:line-height="100%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WW8Num3">
      <style:paragraph-properties fo:margin-left="1.27cm" fo:margin-right="0cm" fo:margin-top="0.101cm" fo:margin-bottom="0.101cm" style:contextual-spacing="false" fo:line-height="100%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fo:font-weight="normal" officeooo:paragraph-rsid="001500d0" style:font-size-asian="12pt" style:font-weight-asian="normal" style:font-size-complex="12pt" style:font-weight-complex="normal"/>
    </style:style>
    <style:style style:name="P15" style:family="paragraph" style:parent-style-name="Standard" style:list-style-name="WW8Num3">
      <style:paragraph-properties fo:margin-left="1.27cm" fo:margin-right="0cm" fo:margin-top="0.101cm" fo:margin-bottom="0.101cm" style:contextual-spacing="false" fo:line-height="100%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fo:font-weight="normal" officeooo:rsid="001500d0" officeooo:paragraph-rsid="001500d0" style:font-size-asian="12pt" style:font-weight-asian="normal" style:font-size-complex="12pt" style:font-weight-complex="normal"/>
    </style:style>
    <style:style style:name="P16" style:family="paragraph" style:parent-style-name="Standard" style:list-style-name="WW8Num4">
      <style:paragraph-properties fo:margin-left="1.27cm" fo:margin-right="0cm" fo:margin-top="0.101cm" fo:margin-bottom="0.101cm" style:contextual-spacing="false" fo:line-height="100%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officeooo:rsid="00156b75" officeooo:paragraph-rsid="00156b75" style:font-name-asian="Arial" style:font-size-asian="12pt" style:font-name-complex="Arial" style:font-size-complex="12pt"/>
    </style:style>
    <style:style style:name="P17" style:family="paragraph" style:parent-style-name="Standard" style:list-style-name="WW8Num1">
      <style:paragraph-properties fo:margin-left="1.27cm" fo:margin-right="0.847cm" fo:margin-top="0.101cm" fo:margin-bottom="0.101cm" style:contextual-spacing="false" fo:line-height="100%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officeooo:rsid="00156b75" officeooo:paragraph-rsid="00156b75" style:font-name-asian="Arial" style:font-size-asian="12pt" style:font-name-complex="Arial" style:font-size-complex="12pt"/>
    </style:style>
    <style:style style:name="P18" style:family="paragraph" style:parent-style-name="Standard" style:list-style-name="WW8Num1">
      <style:paragraph-properties fo:margin-left="1.27cm" fo:margin-right="1.552cm" fo:margin-top="0.101cm" fo:margin-bottom="0.101cm" style:contextual-spacing="false" fo:line-height="100%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officeooo:paragraph-rsid="001c9a99" style:font-size-asian="12pt"/>
    </style:style>
    <style:style style:name="P19" style:family="paragraph" style:parent-style-name="Standard" style:list-style-name="WW8Num1">
      <style:paragraph-properties fo:margin-left="0cm" fo:margin-right="1.552cm" fo:margin-top="0.101cm" fo:margin-bottom="0.101cm" style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2pt" officeooo:paragraph-rsid="001c9a99" style:font-size-asian="12pt"/>
    </style:style>
    <style:style style:name="P20" style:family="paragraph" style:parent-style-name="Standard" style:list-style-name="L1">
      <style:paragraph-properties fo:margin-top="0.101cm" fo:margin-bottom="0.101cm" style:contextual-spacing="false" fo:line-height="100%"/>
      <style:text-properties style:font-name="Times new roman" fo:font-size="12pt" fo:font-weight="normal" officeooo:rsid="0017f6eb" officeooo:paragraph-rsid="0017f6e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22pt" fo:font-weight="bold" officeooo:rsid="0015c9e5" officeooo:paragraph-rsid="0015c9e5" style:font-size-asian="22pt" style:font-weight-asian="bold"/>
    </style:style>
    <style:style style:name="P22" style:family="paragraph" style:parent-style-name="Standard" style:list-style-name="WW8Num2">
      <style:paragraph-properties fo:margin-left="0cm" fo:margin-right="1.482cm" fo:margin-top="0.101cm" fo:margin-bottom="0.101cm" style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4pt" fo:font-weight="bold" officeooo:paragraph-rsid="001dcd86" style:font-size-asian="14pt" style:font-weight-asian="bold" style:font-size-complex="14pt"/>
    </style:style>
    <style:style style:name="P23" style:family="paragraph" style:parent-style-name="Standard" style:list-style-name="WW8Num2">
      <style:paragraph-properties fo:margin-left="0cm" fo:margin-right="1.482cm" fo:margin-top="0.101cm" fo:margin-bottom="0.101cm" style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4pt" fo:font-weight="bold" officeooo:rsid="0019b311" officeooo:paragraph-rsid="001e419c" style:font-size-asian="14pt" style:font-weight-asian="bold" style:font-size-complex="14pt" style:font-weight-complex="bold"/>
    </style:style>
    <style:style style:name="P24" style:family="paragraph" style:parent-style-name="Standard" style:list-style-name="WW8Num2">
      <style:paragraph-properties fo:margin-left="0cm" fo:margin-right="1.482cm" fo:margin-top="0.101cm" fo:margin-bottom="0.101cm" style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4pt" fo:font-weight="bold" officeooo:paragraph-rsid="0015c9e5" style:font-name-asian="Times New Roman" style:font-size-asian="14pt" style:font-weight-asian="bold" style:font-name-complex="Times New Roman" style:font-size-complex="14pt"/>
    </style:style>
    <style:style style:name="P25" style:family="paragraph" style:parent-style-name="Standard" style:list-style-name="WW8Num2">
      <style:paragraph-properties fo:margin-left="0cm" fo:margin-right="1.482cm" fo:margin-top="0.101cm" fo:margin-bottom="0.101cm" style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4pt" officeooo:paragraph-rsid="0015c9e5" style:font-size-asian="14pt" style:font-size-complex="14pt"/>
    </style:style>
    <style:style style:name="P26" style:family="paragraph" style:parent-style-name="Standard" style:list-style-name="WW8Num2">
      <style:paragraph-properties fo:margin-left="0cm" fo:margin-right="1.482cm" fo:margin-top="0.101cm" fo:margin-bottom="0.101cm" style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font-weight="normal" officeooo:rsid="001c9a99" officeooo:paragraph-rsid="001c9a99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WW8Num2">
      <style:paragraph-properties fo:margin-left="0cm" fo:margin-right="1.482cm" fo:margin-top="0.101cm" fo:margin-bottom="0.101cm" style:contextual-spacing="false" fo:line-height="100%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font-weight="bold" officeooo:rsid="0015c9e5" officeooo:paragraph-rsid="0015c9e5" style:font-name-asian="Times New Roman" style:font-size-asian="12pt" style:font-weight-asian="bold" style:font-name-complex="Times New Roman" style:font-size-complex="12pt"/>
    </style:style>
    <style:style style:name="T1" style:family="text">
      <style:text-properties officeooo:rsid="0015c9e5"/>
    </style:style>
    <style:style style:name="T2" style:family="text">
      <style:text-properties officeooo:rsid="00156b75"/>
    </style:style>
    <style:style style:name="T3" style:family="text">
      <style:text-properties style:font-size-complex="14pt"/>
    </style:style>
    <style:style style:name="T4" style:family="text">
      <style:text-properties officeooo:rsid="001500d0" style:font-size-complex="14pt"/>
    </style:style>
    <style:style style:name="T5" style:family="text">
      <style:text-properties officeooo:rsid="001c9a99" style:font-size-complex="12pt"/>
    </style:style>
    <style:style style:name="T6" style:family="text">
      <style:text-properties style:text-position="0% 100%" officeooo:rsid="001c9a99" style:font-size-complex="12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7f6eb" style:font-size-asian="14pt" style:font-weight-asian="bold" style:font-size-complex="14pt"/>
    </style:style>
    <style:style style:name="T9" style:family="text">
      <style:text-properties fo:font-size="14pt" fo:font-weight="bold" officeooo:rsid="00156b75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font-size="14pt" fo:font-weight="bold" officeooo:rsid="001c4e8f" style:font-name-asian="Times New Roman" style:font-size-asian="14pt" style:font-weight-asian="bold" style:font-name-complex="Times New Roman" style:font-size-complex="14pt"/>
    </style:style>
    <style:style style:name="T11" style:family="text">
      <style:text-properties fo:font-size="14pt" style:font-name-asian="Times New Roman" style:font-size-asian="14pt" style:font-name-complex="Times New Roman" style:font-size-complex="14pt"/>
    </style:style>
    <style:style style:name="T12" style:family="text">
      <style:text-properties officeooo:rsid="0017f6eb"/>
    </style:style>
    <style:style style:name="T13" style:family="text">
      <style:text-properties fo:font-size="12pt" fo:font-weight="normal" officeooo:rsid="001dcd8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7f6eb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e419c" style:font-size-asian="12pt" style:font-weight-asian="normal" style:font-size-complex="12pt" style:font-weight-complex="normal"/>
    </style:style>
    <style:style style:name="T16" style:family="text">
      <style:text-properties fo:font-weight="normal" officeooo:rsid="001e419c" style:font-weight-asian="normal" style:font-weight-complex="normal"/>
    </style:style>
    <style:style style:name="T17" style:family="text">
      <style:text-properties fo:font-weight="bold" style:font-name-asian="Times New Roman" style:font-weight-asian="bold" style:font-name-complex="Times New Roman"/>
    </style:style>
    <style:style style:name="T18" style:family="text">
      <style:text-properties fo:font-weight="bold" officeooo:rsid="0015c9e5" style:font-name-asian="Times New Roman" style:font-weight-asian="bold" style:font-name-complex="Times New Roman"/>
    </style:style>
    <style:style style:name="T19" style:family="text">
      <style:text-properties fo:font-weight="bold" officeooo:rsid="0015a64c" style:font-name-asian="Times New Roman" style:font-weight-asian="bold" style:font-name-complex="Times New Roman"/>
    </style:style>
    <style:style style:name="T20" style:family="text">
      <style:text-properties fo:font-weight="bold" officeooo:rsid="001500d0" style:font-name-asian="Times New Roman" style:font-weight-asian="bold" style:font-name-complex="Times New Roman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01c4e8f" style:font-weight-asian="bold"/>
    </style:style>
    <style:style style:name="T23" style:family="text">
      <style:text-properties fo:font-weight="bold" officeooo:rsid="001500d0" style:font-weight-asian="bold"/>
    </style:style>
    <style:style style:name="T24" style:family="text">
      <style:text-properties officeooo:rsid="0015a64c"/>
    </style:style>
    <style:style style:name="T25" style:family="text">
      <style:text-properties style:font-name-asian="Times New Roman" style:font-name-complex="Times New Roman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1500d0" style:font-name-asian="Arial" style:font-name-complex="Arial"/>
    </style:style>
    <style:style style:name="T28" style:family="text">
      <style:text-properties fo:font-size="11pt" fo:font-weight="bold" officeooo:rsid="00156b75" style:font-name-asian="Times New Roman" style:font-size-asian="11pt" style:font-weight-asian="bold" style:font-name-complex="Times New Roman"/>
    </style:style>
    <style:style style:name="T29" style:family="text">
      <style:text-properties officeooo:rsid="001e419c"/>
    </style:style>
    <style:style style:name="T30" style:family="text">
      <style:text-properties officeooo:rsid="001500d0"/>
    </style:style>
    <style:style style:name="T31" style:family="text">
      <style:text-properties officeooo:rsid="001dcd86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Harsh Sachdev</text:p>
      <text:p text:style-name="P12"><text:span text:style-name="T1">Pune,India</text:span> - <text:span text:style-name="T1">+91 8669110075</text:span> - <text:span text:style-name="T2">harshsachdev018</text:span>@gmail.com - https://linkedin.com/in/<text:span text:style-name="T2">hershey2776</text:span></text:p>
      <text:p text:style-name="P2">PROJECTS</text:p>
      <text:p text:style-name="P3"/>
      <text:p text:style-name="P7"><text:span text:style-name="T4">Netflix Clone</text:span><text:span text:style-name="T3"> (React, </text:span><text:span text:style-name="T4">Redux, Firebase</text:span><text:span text:style-name="T3">)</text:span></text:p>
      <text:list xml:id="list2144581082" text:style-name="WW8Num1">
        <text:list-item>
          <text:p text:style-name="P13">A <text:span text:style-name="T2">Netflix clone built using React and Redux as the front end and Firebase as it’s backend.</text:span></text:p>
        </text:list-item>
        <text:list-item>
          <text:p text:style-name="P17">Gets the data from TMDB’s api</text:p>
        </text:list-item>
        <text:list-item>
          <text:p text:style-name="P18"><text:span text:style-name="T5">Stripe </text:span><text:span text:style-name="T6">integration</text:span><text:span text:style-name="T5"> for the subscription</text:span></text:p>
          <text:p text:style-name="P19"><text:span text:style-name="T8">Snake Game</text:span><text:span text:style-name="T7"> (React)</text:span></text:p>
        </text:list-item>
      </text:list>
      <text:list xml:id="list1050341077" text:style-name="L1">
        <text:list-item>
          <text:p text:style-name="P20">Everyone's favourite game, Snake, built with React.</text:p>
        </text:list-item>
      </text:list>
      <text:list xml:id="list4152655759" text:style-name="WW8Num2">
        <text:list-header>
          <text:p text:style-name="P22"><text:span text:style-name="T12">Todo List</text:span> (<text:span text:style-name="T12">Redux</text:span>)</text:p>
        </text:list-header>
        <text:list-item>
          <text:p text:style-name="P22"><text:span text:style-name="T13">V</text:span><text:span text:style-name="T14">ery simple todoList made with Redux</text:span></text:p>
          <text:p text:style-name="P23"><text:a xlink:type="simple" xlink:href="https://heyhershey.xyz/" text:style-name="Internet_20_link" text:visited-style-name="Visited_20_Internet_20_Link"><text:span text:style-name="T12">P</text:span></text:a><text:a xlink:type="simple" xlink:href="https://heyhershey.xyz/" text:style-name="Internet_20_link" text:visited-style-name="Visited_20_Internet_20_Link">ortfolio site(React)</text:a></text:p>
        </text:list-item>
        <text:list-item>
          <text:p text:style-name="P23"><text:span text:style-name="T15">Used React to build a personal portfolio site.</text:span><text:span text:style-name="T16"> </text:span></text:p>
          <text:p text:style-name="P25"><text:span text:style-name="T18">CISMIC</text:span><text:span text:style-name="T17"> (</text:span><text:span text:style-name="T18">Flask</text:span><text:span text:style-name="T17">, </text:span><text:span text:style-name="T18">Python, SQL</text:span><text:span text:style-name="T19">)</text:span></text:p>
        </text:list-item>
        <text:list-item>
          <text:p text:style-name="P26">Flask based website for a startpup</text:p>
        </text:list-item>
        <text:list-item>
          <text:p text:style-name="P26">Integrated with a python contact form </text:p>
        </text:list-item>
        <text:list-item>
          <text:p text:style-name="P26">SQL to store all the data</text:p>
          <text:p text:style-name="P24"><text:span text:style-name="T1">PortScanner and DDOS Script</text:span>(<text:span text:style-name="T1">Python</text:span><text:span text:style-name="T24">)</text:span></text:p>
        </text:list-item>
        <text:list-item>
          <text:p text:style-name="P26"><text:span text:style-name="T24">A </text:span>port scanner with threading enabled and a ddos script with multiple IP’s</text:p>
          <text:p text:style-name="P27"/>
        </text:list-item>
      </text:list>
      <text:p text:style-name="P2">PROFESSIONAL EXPERIENCE</text:p>
      <text:p text:style-name="P3"/>
      <text:p text:style-name="P8"><text:span text:style-name="T20">Bagomals and sons</text:span><text:span text:style-name="T25"><text:tab/></text:span><text:span text:style-name="T21"> <text:s/>(</text:span><text:span text:style-name="T22">Feb</text:span><text:span text:style-name="T21"> 20</text:span><text:span text:style-name="T23">21</text:span><text:span text:style-name="T21"> - </text:span><text:span text:style-name="T23">April</text:span><text:span text:style-name="T21"> 202</text:span><text:span text:style-name="T23">1</text:span><text:span text:style-name="T21">)</text:span></text:p>
      <text:p text:style-name="P5"/>
      <text:list xml:id="list3402098713" text:style-name="WW8Num3">
        <text:list-item>
          <text:p text:style-name="P14"><text:span text:style-name="T27">Built a portfolio site for a family ran b</text:span><text:span text:style-name="T26">outique </text:span><text:span text:style-name="T27">using Flask and Postgres</text:span><text:span text:style-name="T26">.</text:span></text:p>
        </text:list-item>
      </text:list>
      <text:p text:style-name="P4"/>
      <text:list xml:id="list3438551083826" text:continue-numbering="true" text:style-name="WW8Num3">
        <text:list-item>
          <text:p text:style-name="P15">Hosted the site with self hosted database and domain name.</text:p>
        </text:list-item>
      </text:list>
      <text:p text:style-name="P5"/>
      <text:p text:style-name="P9"><text:span text:style-name="T9">Self-Employed</text:span><text:span text:style-name="T28"> <text:s/><text:tab/></text:span><text:span text:style-name="T10">(March 2021 - Now)</text:span><text:span text:style-name="T11"><text:tab/></text:span></text:p>
      <text:p text:style-name="P10"/>
      <text:list xml:id="list4033204242" text:style-name="WW8Num4">
        <text:list-item>
          <text:p text:style-name="P16">Built <text:span text:style-name="T29">multiple </text:span>portfolio sites <text:span text:style-name="T29">and project sites </text:span>using Flask and React.<text:tab/></text:p>
        </text:list-item>
      </text:list>
      <text:p text:style-name="P11"/>
      <text:p text:style-name="P5"><text:soft-page-break/></text:p>
      <text:p text:style-name="P1">SKILLS </text:p>
      <text:p text:style-name="P3"/>
      <text:p text:style-name="P6">HTML • CSS • JavaScript • React • Redux • MongoDB • NodeJS • Express• <text:span text:style-name="T30">Python • Flask</text:span> • Git • Figma • Firebase • <text:span text:style-name="T30">REST</text:span> API <text:s/>• <text:s/><text:span text:style-name="T30">Networking • Penetration Testing • Brup • </text:span><text:span text:style-name="T31">N</text:span><text:span text:style-name="T30">map • Linux • MySQL • Postgres • Sqlit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00:34:29.860540092</meta:creation-date>
    <dc:date>2022-08-04T00:34:38.233988819</dc:date>
    <meta:editing-duration>PT8S</meta:editing-duration>
    <meta:editing-cycles>1</meta:editing-cycles>
    <meta:document-statistic meta:table-count="0" meta:image-count="0" meta:object-count="0" meta:page-count="2" meta:paragraph-count="28" meta:word-count="225" meta:character-count="1271" meta:non-whitespace-character-count="1081"/>
    <meta:generator>LibreOffice/7.0.4.2$Linux_X86_64 LibreOffice_project/00$Build-2</meta:generator>
  </office:meta>
</office:document-meta>
</file>